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custom-shape draw:style-name="gr8" draw:text-style-name="P1" draw:layer="layout" svg:width="1.5cm" svg:height="1.5cm" svg:x="5.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2T19:46:01</dc:date>
    <meta:editing-cycles>19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